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4.6mm" svg:y="90.77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61 <text:s text:c="3"/>sampled: 1869.241 <text:s text:c="2"/>given: 3800 <text:s text:c="2"/>gain: 2.032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62 <text:s text:c="3"/>sampled: 1869.342 <text:s text:c="2"/>given: 3800 <text:s text:c="2"/>gain: 2.0328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9 <text:s text:c="3"/>sampled: 1771.353 <text:s text:c="2"/>given: 3600 <text:s text:c="2"/>gain: 2.0323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8 <text:s text:c="3"/>sampled: 1771.252 <text:s text:c="2"/>given: 3600 <text:s text:c="2"/>gain: 2.032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10 <text:s text:c="3"/>sampled: 1672.76 <text:s text:c="2"/>given: 3400 <text:s text:c="2"/>gain: 2.0325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10 <text:s text:c="3"/>sampled: 1672.76 <text:s text:c="2"/>given: 3400 <text:s text:c="2"/>gain: 2.0325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2 <text:s text:c="3"/>sampled: 1574.268 <text:s text:c="2"/>given: 32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2 <text:s text:c="3"/>sampled: 1574.268 <text:s text:c="2"/>given: 32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6 <text:s text:c="3"/>sampled: 1475.977 <text:s text:c="2"/>given: 3000 <text:s text:c="2"/>gain: 2.0325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5 <text:s text:c="3"/>sampled: 1475.876 <text:s text:c="2"/>given: 30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79 <text:s text:c="3"/>sampled: 1377.585 <text:s text:c="2"/>given: 2800 <text:s text:c="2"/>gain: 2.0325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79 <text:s text:c="3"/>sampled: 1377.585 <text:s text:c="2"/>given: 2800 <text:s text:c="2"/>gain: 2.0325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2 <text:s text:c="3"/>sampled: 1279.193 <text:s text:c="2"/>given: 2600 <text:s text:c="2"/>gain: 2.0325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1 <text:s text:c="3"/>sampled: 1279.092 <text:s text:c="2"/>given: 26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5 <text:s text:c="3"/>sampled: 1180.801 <text:s text:c="2"/>given: 2400 <text:s text:c="2"/>gain: 2.0325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5 <text:s text:c="3"/>sampled: 1180.801 <text:s text:c="2"/>given: 2400 <text:s text:c="2"/>gain: 2.0325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49 <text:s text:c="3"/>sampled: 1082.51 <text:s text:c="2"/>given: 2200 <text:s text:c="2"/>gain: 2.0323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49 <text:s text:c="3"/>sampled: 1082.51 <text:s text:c="2"/>given: 2200 <text:s text:c="2"/>gain: 2.03231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91" calcext:value-type="float">
            <text:p>2.03291</text:p>
          </table:table-cell>
          <table:table-cell table:number-columns-repeated="5"/>
        </table:table-row>
        <table:table-row table:style-name="ro1">
          <table:table-cell table:style-name="ce1" office:value-type="float" office:value="2.032801" calcext:value-type="float">
            <text:p>2.032801</text:p>
          </table:table-cell>
          <table:table-cell table:number-columns-repeated="5"/>
        </table:table-row>
        <table:table-row table:style-name="ro1">
          <table:table-cell table:style-name="ce1" office:value-type="float" office:value="2.032345" calcext:value-type="float">
            <text:p>2.032345</text:p>
          </table:table-cell>
          <table:table-cell table:number-columns-repeated="5"/>
        </table:table-row>
        <table:table-row table:style-name="ro1">
          <table:table-cell table:style-name="ce1" office:value-type="float" office:value="2.03246" calcext:value-type="float">
            <text:p>2.03246</text:p>
          </table:table-cell>
          <table:table-cell table:number-columns-repeated="5"/>
        </table:table-row>
        <table:table-row table:style-name="ro1">
          <table:table-cell table:style-name="ce1" office:value-type="float" office:value="2.032569" calcext:value-type="float">
            <text:p>2.032569</text:p>
          </table:table-cell>
          <table:table-cell table:number-columns-repeated="5"/>
        </table:table-row>
        <table:table-row table:style-name="ro1">
          <table:table-cell table:style-name="ce1" office:value-type="float" office:value="2.032569" calcext:value-type="float">
            <text:p>2.032569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553" calcext:value-type="float">
            <text:p>2.032553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543" calcext:value-type="float">
            <text:p>2.032543</text:p>
          </table:table-cell>
          <table:table-cell table:number-columns-repeated="5"/>
        </table:table-row>
        <table:table-row table:style-name="ro1">
          <table:table-cell table:style-name="ce1" office:value-type="float" office:value="2.032543" calcext:value-type="float">
            <text:p>2.032543</text:p>
          </table:table-cell>
          <table:table-cell table:number-columns-repeated="5"/>
        </table:table-row>
        <table:table-row table:style-name="ro1">
          <table:table-cell table:style-name="ce1" office:value-type="float" office:value="2.032531" calcext:value-type="float">
            <text:p>2.032531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518" calcext:value-type="float">
            <text:p>2.032518</text:p>
          </table:table-cell>
          <table:table-cell table:number-columns-repeated="5"/>
        </table:table-row>
        <table:table-row table:style-name="ro1">
          <table:table-cell table:style-name="ce1" office:value-type="float" office:value="2.032518" calcext:value-type="float">
            <text:p>2.032518</text:p>
          </table:table-cell>
          <table:table-cell table:number-columns-repeated="5"/>
        </table:table-row>
        <table:table-row table:style-name="ro1">
          <table:table-cell table:style-name="ce1" office:value-type="float" office:value="2.032313" calcext:value-type="float">
            <text:p>2.032313</text:p>
          </table:table-cell>
          <table:table-cell table:number-columns-repeated="5"/>
        </table:table-row>
        <table:table-row table:style-name="ro1">
          <table:table-cell table:style-name="ce1" office:value-type="float" office:value="2.032313" calcext:value-type="float">
            <text:p>2.032313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6" calcext:value-type="float">
            <text:p>2.0326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formula="of:=AVERAGE([.A53:.A111])" office:value-type="float" office:value="2342.04159322034" calcext:value-type="float">
            <text:p>2342.04159322034</text:p>
          </table:table-cell>
          <table:table-cell table:formula="of:=AVERAGE([.F53:.F56])" office:value-type="float" office:value="49.91625" calcext:value-type="float">
            <text:p>49.91625</text:p>
          </table:table-cell>
          <table:table-cell table:formula="of:=2*[.C53]" office:value-type="float" office:value="99.8325" calcext:value-type="float">
            <text:p>99.8325</text:p>
          </table:table-cell>
          <table:table-cell table:formula="of:=[.D53]/[.B53]" office:value-type="float" office:value="0.0426262711512006" calcext:value-type="float">
            <text:p>0.042626271151201</text:p>
          </table:table-cell>
          <table:table-cell office:value-type="float" office:value="49.919" calcext:value-type="float">
            <text:p>49.919</text:p>
          </table:table-cell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4"/>
          <table:table-cell office:value-type="float" office:value="49.916" calcext:value-type="float">
            <text:p>49.916</text:p>
          </table:table-cell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4"/>
          <table:table-cell office:value-type="float" office:value="49.914" calcext:value-type="float">
            <text:p>49.914</text:p>
          </table:table-cell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4"/>
          <table:table-cell office:value-type="float" office:value="49.916" calcext:value-type="float">
            <text:p>49.916</text:p>
          </table:table-cell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2.771" calcext:value-type="float">
            <text:p>2342.771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67" calcext:value-type="float">
            <text:p>2342.67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569" calcext:value-type="float">
            <text:p>2342.569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2.569" calcext:value-type="float">
            <text:p>2342.569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2.871" calcext:value-type="float">
            <text:p>2342.871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237.229" calcext:value-type="float">
            <text:p>2237.229</text:p>
          </table:table-cell>
          <table:table-cell table:formula="of:=AVERAGE([.A117:.A185])" office:value-type="float" office:value="2238.11288405797" calcext:value-type="float">
            <text:p>2238.11288405797</text:p>
          </table:table-cell>
          <table:table-cell table:formula="of:=AVERAGE([.F117:.F122])" office:value-type="float" office:value="4.99133333333333" calcext:value-type="float">
            <text:p>4.99133333333333</text:p>
          </table:table-cell>
          <table:table-cell table:formula="of:=2*[.C117]" office:value-type="float" office:value="9.98266666666667" calcext:value-type="float">
            <text:p>9.98266666666667</text:p>
          </table:table-cell>
          <table:table-cell table:formula="of:=[.D117]/[.B117]" office:value-type="float" office:value="0.00446030525885132" calcext:value-type="float">
            <text:p>0.004460305258851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4"/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238.437" calcext:value-type="float">
            <text:p>2238.437</text:p>
          </table:table-cell>
          <table:table-cell table:number-columns-repeated="4"/>
          <table:table-cell office:value-type="float" office:value="4.992" calcext:value-type="float">
            <text:p>4.992</text:p>
          </table:table-cell>
        </table:table-row>
        <table:table-row table:style-name="ro1">
          <table:table-cell office:value-type="float" office:value="2238.437" calcext:value-type="float">
            <text:p>2238.437</text:p>
          </table:table-cell>
          <table:table-cell table:number-columns-repeated="4"/>
          <table:table-cell office:value-type="float" office:value="4.992" calcext:value-type="float">
            <text:p>4.992</text:p>
          </table:table-cell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4"/>
          <table:table-cell office:value-type="float" office:value="4.992" calcext:value-type="float">
            <text:p>4.992</text:p>
          </table:table-cell>
        </table:table-row>
        <table:table-row table:style-name="ro1">
          <table:table-cell office:value-type="float" office:value="2238.336" calcext:value-type="float">
            <text:p>2238.336</text:p>
          </table:table-cell>
          <table:table-cell table:number-columns-repeated="4"/>
          <table:table-cell office:value-type="float" office:value="4.992" calcext:value-type="float">
            <text:p>4.992</text:p>
          </table:table-cell>
        </table:table-row>
        <table:table-row table:style-name="ro1">
          <table:table-cell office:value-type="float" office:value="2239.142" calcext:value-type="float">
            <text:p>2239.142</text:p>
          </table:table-cell>
          <table:table-cell table:number-columns-repeated="5"/>
        </table:table-row>
        <table:table-row table:style-name="ro1">
          <table:table-cell office:value-type="float" office:value="2237.329" calcext:value-type="float">
            <text:p>2237.329</text:p>
          </table:table-cell>
          <table:table-cell table:number-columns-repeated="5"/>
        </table:table-row>
        <table:table-row table:style-name="ro1">
          <table:table-cell office:value-type="float" office:value="2237.329" calcext:value-type="float">
            <text:p>2237.329</text:p>
          </table:table-cell>
          <table:table-cell table:number-columns-repeated="5"/>
        </table:table-row>
        <table:table-row table:style-name="ro1">
          <table:table-cell office:value-type="float" office:value="2237.631" calcext:value-type="float">
            <text:p>2237.631</text:p>
          </table:table-cell>
          <table:table-cell table:number-columns-repeated="5"/>
        </table:table-row>
        <table:table-row table:style-name="ro1">
          <table:table-cell office:value-type="float" office:value="2238.638" calcext:value-type="float">
            <text:p>2238.638</text:p>
          </table:table-cell>
          <table:table-cell table:number-columns-repeated="5"/>
        </table:table-row>
        <table:table-row table:style-name="ro1">
          <table:table-cell office:value-type="float" office:value="2237.329" calcext:value-type="float">
            <text:p>2237.329</text:p>
          </table:table-cell>
          <table:table-cell table:number-columns-repeated="5"/>
        </table:table-row>
        <table:table-row table:style-name="ro1">
          <table:table-cell office:value-type="float" office:value="2238.135" calcext:value-type="float">
            <text:p>2238.135</text:p>
          </table:table-cell>
          <table:table-cell table:number-columns-repeated="5"/>
        </table:table-row>
        <table:table-row table:style-name="ro1">
          <table:table-cell office:value-type="float" office:value="2237.833" calcext:value-type="float">
            <text:p>2237.833</text:p>
          </table:table-cell>
          <table:table-cell table:number-columns-repeated="5"/>
        </table:table-row>
        <table:table-row table:style-name="ro1">
          <table:table-cell office:value-type="float" office:value="2238.235" calcext:value-type="float">
            <text:p>2238.235</text:p>
          </table:table-cell>
          <table:table-cell table:number-columns-repeated="5"/>
        </table:table-row>
        <table:table-row table:style-name="ro1">
          <table:table-cell office:value-type="float" office:value="2237.833" calcext:value-type="float">
            <text:p>2237.833</text:p>
          </table:table-cell>
          <table:table-cell table:number-columns-repeated="5"/>
        </table:table-row>
        <table:table-row table:style-name="ro1">
          <table:table-cell office:value-type="float" office:value="2237.631" calcext:value-type="float">
            <text:p>2237.631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7.833" calcext:value-type="float">
            <text:p>2237.833</text:p>
          </table:table-cell>
          <table:table-cell table:number-columns-repeated="5"/>
        </table:table-row>
        <table:table-row table:style-name="ro1">
          <table:table-cell office:value-type="float" office:value="2237.631" calcext:value-type="float">
            <text:p>2237.631</text:p>
          </table:table-cell>
          <table:table-cell table:number-columns-repeated="5"/>
        </table:table-row>
        <table:table-row table:style-name="ro1">
          <table:table-cell office:value-type="float" office:value="2239.142" calcext:value-type="float">
            <text:p>2239.142</text:p>
          </table:table-cell>
          <table:table-cell table:number-columns-repeated="5"/>
        </table:table-row>
        <table:table-row table:style-name="ro1">
          <table:table-cell office:value-type="float" office:value="2239.343" calcext:value-type="float">
            <text:p>2239.343</text:p>
          </table:table-cell>
          <table:table-cell table:number-columns-repeated="5"/>
        </table:table-row>
        <table:table-row table:style-name="ro1">
          <table:table-cell office:value-type="float" office:value="2239.343" calcext:value-type="float">
            <text:p>2239.343</text:p>
          </table:table-cell>
          <table:table-cell table:number-columns-repeated="5"/>
        </table:table-row>
        <table:table-row table:style-name="ro1">
          <table:table-cell office:value-type="float" office:value="2239.444" calcext:value-type="float">
            <text:p>2239.444</text:p>
          </table:table-cell>
          <table:table-cell table:number-columns-repeated="5"/>
        </table:table-row>
        <table:table-row table:style-name="ro1">
          <table:table-cell office:value-type="float" office:value="2239.243" calcext:value-type="float">
            <text:p>2239.243</text:p>
          </table:table-cell>
          <table:table-cell table:number-columns-repeated="5"/>
        </table:table-row>
        <table:table-row table:style-name="ro1">
          <table:table-cell office:value-type="float" office:value="2237.128" calcext:value-type="float">
            <text:p>2237.128</text:p>
          </table:table-cell>
          <table:table-cell table:number-columns-repeated="5"/>
        </table:table-row>
        <table:table-row table:style-name="ro1">
          <table:table-cell office:value-type="float" office:value="2237.229" calcext:value-type="float">
            <text:p>2237.229</text:p>
          </table:table-cell>
          <table:table-cell table:number-columns-repeated="5"/>
        </table:table-row>
        <table:table-row table:style-name="ro1">
          <table:table-cell office:value-type="float" office:value="2237.027" calcext:value-type="float">
            <text:p>2237.027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7.43" calcext:value-type="float">
            <text:p>2237.43</text:p>
          </table:table-cell>
          <table:table-cell table:number-columns-repeated="5"/>
        </table:table-row>
        <table:table-row table:style-name="ro1">
          <table:table-cell office:value-type="float" office:value="2237.531" calcext:value-type="float">
            <text:p>2237.531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9.444" calcext:value-type="float">
            <text:p>2239.444</text:p>
          </table:table-cell>
          <table:table-cell table:number-columns-repeated="5"/>
        </table:table-row>
        <table:table-row table:style-name="ro1">
          <table:table-cell office:value-type="float" office:value="2238.538" calcext:value-type="float">
            <text:p>2238.538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8.638" calcext:value-type="float">
            <text:p>2238.638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8.034" calcext:value-type="float">
            <text:p>2238.034</text:p>
          </table:table-cell>
          <table:table-cell table:number-columns-repeated="5"/>
        </table:table-row>
        <table:table-row table:style-name="ro1">
          <table:table-cell office:value-type="float" office:value="2237.329" calcext:value-type="float">
            <text:p>2237.329</text:p>
          </table:table-cell>
          <table:table-cell table:number-columns-repeated="5"/>
        </table:table-row>
        <table:table-row table:style-name="ro1">
          <table:table-cell office:value-type="float" office:value="2238.638" calcext:value-type="float">
            <text:p>2238.638</text:p>
          </table:table-cell>
          <table:table-cell table:number-columns-repeated="5"/>
        </table:table-row>
        <table:table-row table:style-name="ro1">
          <table:table-cell office:value-type="float" office:value="2237.027" calcext:value-type="float">
            <text:p>2237.027</text:p>
          </table:table-cell>
          <table:table-cell table:number-columns-repeated="5"/>
        </table:table-row>
        <table:table-row table:style-name="ro1">
          <table:table-cell office:value-type="float" office:value="2238.135" calcext:value-type="float">
            <text:p>2238.135</text:p>
          </table:table-cell>
          <table:table-cell table:number-columns-repeated="5"/>
        </table:table-row>
        <table:table-row table:style-name="ro1">
          <table:table-cell office:value-type="float" office:value="2238.235" calcext:value-type="float">
            <text:p>2238.235</text:p>
          </table:table-cell>
          <table:table-cell table:number-columns-repeated="5"/>
        </table:table-row>
        <table:table-row table:style-name="ro1">
          <table:table-cell office:value-type="float" office:value="2237.732" calcext:value-type="float">
            <text:p>2237.732</text:p>
          </table:table-cell>
          <table:table-cell table:number-columns-repeated="5"/>
        </table:table-row>
        <table:table-row table:style-name="ro1">
          <table:table-cell office:value-type="float" office:value="2239.142" calcext:value-type="float">
            <text:p>2239.142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7.531" calcext:value-type="float">
            <text:p>2237.531</text:p>
          </table:table-cell>
          <table:table-cell table:number-columns-repeated="5"/>
        </table:table-row>
        <table:table-row table:style-name="ro1">
          <table:table-cell office:value-type="float" office:value="2238.336" calcext:value-type="float">
            <text:p>2238.336</text:p>
          </table:table-cell>
          <table:table-cell table:number-columns-repeated="5"/>
        </table:table-row>
        <table:table-row table:style-name="ro1">
          <table:table-cell office:value-type="float" office:value="2239.444" calcext:value-type="float">
            <text:p>2239.444</text:p>
          </table:table-cell>
          <table:table-cell table:number-columns-repeated="5"/>
        </table:table-row>
        <table:table-row table:style-name="ro1">
          <table:table-cell office:value-type="float" office:value="2238.84" calcext:value-type="float">
            <text:p>2238.84</text:p>
          </table:table-cell>
          <table:table-cell table:number-columns-repeated="5"/>
        </table:table-row>
        <table:table-row table:style-name="ro1">
          <table:table-cell office:value-type="float" office:value="2237.531" calcext:value-type="float">
            <text:p>2237.531</text:p>
          </table:table-cell>
          <table:table-cell table:number-columns-repeated="5"/>
        </table:table-row>
        <table:table-row table:style-name="ro1">
          <table:table-cell office:value-type="float" office:value="2236.826" calcext:value-type="float">
            <text:p>2236.826</text:p>
          </table:table-cell>
          <table:table-cell table:number-columns-repeated="5"/>
        </table:table-row>
        <table:table-row table:style-name="ro1">
          <table:table-cell office:value-type="float" office:value="2237.43" calcext:value-type="float">
            <text:p>2237.43</text:p>
          </table:table-cell>
          <table:table-cell table:number-columns-repeated="5"/>
        </table:table-row>
        <table:table-row table:style-name="ro1">
          <table:table-cell office:value-type="float" office:value="2239.041" calcext:value-type="float">
            <text:p>2239.041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5"/>
        </table:table-row>
        <table:table-row table:style-name="ro1">
          <table:table-cell office:value-type="float" office:value="2238.538" calcext:value-type="float">
            <text:p>2238.538</text:p>
          </table:table-cell>
          <table:table-cell table:number-columns-repeated="5"/>
        </table:table-row>
        <table:table-row table:style-name="ro1">
          <table:table-cell office:value-type="float" office:value="2238.437" calcext:value-type="float">
            <text:p>2238.437</text:p>
          </table:table-cell>
          <table:table-cell table:number-columns-repeated="5"/>
        </table:table-row>
        <table:table-row table:style-name="ro1">
          <table:table-cell office:value-type="float" office:value="2238.235" calcext:value-type="float">
            <text:p>2238.235</text:p>
          </table:table-cell>
          <table:table-cell table:number-columns-repeated="5"/>
        </table:table-row>
        <table:table-row table:style-name="ro1">
          <table:table-cell office:value-type="float" office:value="2238.739" calcext:value-type="float">
            <text:p>2238.739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7.933" calcext:value-type="float">
            <text:p>2237.933</text:p>
          </table:table-cell>
          <table:table-cell table:number-columns-repeated="5"/>
        </table:table-row>
        <table:table-row table:style-name="ro1">
          <table:table-cell office:value-type="float" office:value="2237.229" calcext:value-type="float">
            <text:p>2237.229</text:p>
          </table:table-cell>
          <table:table-cell table:number-columns-repeated="5"/>
        </table:table-row>
        <table:table-row table:style-name="ro1">
          <table:table-cell office:value-type="float" office:value="2237.027" calcext:value-type="float">
            <text:p>2237.027</text:p>
          </table:table-cell>
          <table:table-cell table:number-columns-repeated="5"/>
        </table:table-row>
        <table:table-row table:style-name="ro1">
          <table:table-cell office:value-type="float" office:value="2238.638" calcext:value-type="float">
            <text:p>2238.6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25:57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9T13:37:01.165000000</dc:date>
    <meta:editing-duration>PT4H19M35S</meta:editing-duration>
    <meta:editing-cycles>82</meta:editing-cycles>
    <meta:document-statistic meta:table-count="1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91">
                <text:p>2.0329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801">
                <text:p>2.032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46">
                <text:p>2.03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553">
                <text:p>2.032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543">
                <text:p>2.032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543">
                <text:p>2.032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531">
                <text:p>2.032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518">
                <text:p>2.032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2518">
                <text:p>2.032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313">
                <text:p>2.032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313">
                <text:p>2.032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